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9" style:family="paragraph" style:parent-style-name="Table_20_Contents">
      <style:paragraph-properties fo:margin-top="0in" fo:margin-bottom="0in" style:contextual-spacing="false" fo:text-align="center" style:justify-single-word="false"/>
      <style:text-properties officeooo:paragraph-rsid="0011bbee"/>
    </style:style>
    <style:style style:name="P10"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1"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2"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3" style:family="paragraph" style:parent-style-name="Standard">
      <style:text-properties officeooo:rsid="000f4fca" officeooo:paragraph-rsid="000f4fca"/>
    </style:style>
    <style:style style:name="P14" style:family="paragraph" style:parent-style-name="Standard">
      <style:text-properties officeooo:rsid="000ff78b" officeooo:paragraph-rsid="000ff78b"/>
    </style:style>
    <style:style style:name="P15" style:family="paragraph" style:parent-style-name="Standard">
      <style:text-properties officeooo:paragraph-rsid="000ff78b"/>
    </style:style>
    <style:style style:name="P16" style:family="paragraph" style:parent-style-name="Standard">
      <style:text-properties officeooo:paragraph-rsid="0011bbee"/>
    </style:style>
    <style:style style:name="P17" style:family="paragraph" style:parent-style-name="Standard">
      <style:text-properties officeooo:rsid="0011bbee" officeooo:paragraph-rsid="0011bbee"/>
    </style:style>
    <style:style style:name="P18" style:family="paragraph" style:parent-style-name="Standard">
      <style:text-properties officeooo:rsid="0011bbee" officeooo:paragraph-rsid="00128499"/>
    </style:style>
    <style:style style:name="P19" style:family="paragraph" style:parent-style-name="Standard">
      <style:text-properties officeooo:rsid="00128499" officeooo:paragraph-rsid="00128499"/>
    </style:style>
    <style:style style:name="P20" style:family="paragraph" style:parent-style-name="Standard">
      <style:text-properties officeooo:rsid="0013e42c" officeooo:paragraph-rsid="0013e42c"/>
    </style:style>
    <style:style style:name="P21" style:family="paragraph" style:parent-style-name="Standard">
      <style:text-properties officeooo:rsid="0013e42c" officeooo:paragraph-rsid="001694c1"/>
    </style:style>
    <style:style style:name="P22" style:family="paragraph" style:parent-style-name="Standard">
      <style:text-properties officeooo:paragraph-rsid="00157281"/>
    </style:style>
    <style:style style:name="P23" style:family="paragraph" style:parent-style-name="Standard">
      <style:text-properties officeooo:rsid="00157281" officeooo:paragraph-rsid="0017d1d8"/>
    </style:style>
    <style:style style:name="P24" style:family="paragraph" style:parent-style-name="Standard">
      <style:text-properties officeooo:paragraph-rsid="00160b3f"/>
    </style:style>
    <style:style style:name="P25" style:family="paragraph" style:parent-style-name="Standard">
      <style:text-properties officeooo:rsid="001694c1" officeooo:paragraph-rsid="001694c1"/>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text-properties officeooo:paragraph-rsid="0011bbee"/>
    </style:style>
    <style:style style:name="P29" style:family="paragraph" style:parent-style-name="Heading_20_1">
      <style:text-properties officeooo:rsid="00128499" officeooo:paragraph-rsid="00128499"/>
    </style:style>
    <style:style style:name="P30" style:family="paragraph" style:parent-style-name="Heading_20_1">
      <style:text-properties officeooo:rsid="00157281" officeooo:paragraph-rsid="00157281"/>
    </style:style>
    <style:style style:name="P31" style:family="paragraph" style:parent-style-name="Heading_20_1" style:master-page-name="First_20_Page">
      <style:paragraph-properties style:page-number="auto"/>
    </style:style>
    <style:style style:name="P32" style:family="paragraph" style:parent-style-name="Heading_20_2">
      <style:text-properties officeooo:rsid="0011bbee" officeooo:paragraph-rsid="0011bbee"/>
    </style:style>
    <style:style style:name="P33" style:family="paragraph" style:parent-style-name="Heading_20_2">
      <style:text-properties officeooo:rsid="001694c1" officeooo:paragraph-rsid="001694c1"/>
    </style:style>
    <style:style style:name="P34" style:family="paragraph" style:parent-style-name="Heading_20_2">
      <style:text-properties officeooo:rsid="00128499" officeooo:paragraph-rsid="00128499"/>
    </style:style>
    <style:style style:name="P35" style:family="paragraph" style:parent-style-name="Standard" style:list-style-name="L3">
      <style:text-properties officeooo:paragraph-rsid="000ff78b"/>
    </style:style>
    <style:style style:name="P36" style:family="paragraph" style:parent-style-name="Standard" style:list-style-name="L3">
      <style:text-properties officeooo:rsid="000ff78b" officeooo:paragraph-rsid="000ff78b"/>
    </style:style>
    <style:style style:name="P37" style:family="paragraph" style:parent-style-name="Standard" style:list-style-name="L4">
      <style:text-properties officeooo:paragraph-rsid="00128499"/>
    </style:style>
    <style:style style:name="P38" style:family="paragraph" style:parent-style-name="Standard" style:list-style-name="L4">
      <style:text-properties officeooo:rsid="00128499" officeooo:paragraph-rsid="00128499"/>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d6c9" style:font-size-asian="8pt" style:font-size-complex="8pt"/>
    </style:style>
    <style:style style:name="T4" style:family="text">
      <style:text-properties fo:font-size="9pt" style:font-size-asian="9pt"/>
    </style:style>
    <style:style style:name="T5" style:family="text">
      <style:text-properties officeooo:rsid="000ff78b"/>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9" style:family="text">
      <style:text-properties officeooo:rsid="0011bbee"/>
    </style:style>
    <style:style style:name="T10" style:family="text">
      <style:text-properties officeooo:rsid="0013e42c"/>
    </style:style>
    <style:style style:name="T11" style:family="text">
      <style:text-properties officeooo:rsid="00160b3f"/>
    </style:style>
    <style:style style:name="T12" style:family="text">
      <style:text-properties officeooo:rsid="001694c1"/>
    </style:style>
    <style:style style:name="T13" style:family="text">
      <style:text-properties officeooo:rsid="001845e2"/>
    </style:style>
    <style:style style:name="T14" style:family="text"/>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 (Informative)</text:h>
      <text:p text:style-name="P13">Th<text:span text:style-name="T13">is</text:span> document defines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3">This Standard defines an optional protocol. Nodes may, but are not required to, implement this protocol.</text:p>
      <text:p text:style-name="P13">The protocol does not depend on any transport layer protocol (such as datagrams or streams), thus the simplicity and low complexity makes it ideally suited to implement even in smaller nodes, such as simple nodes.</text:p>
      <text:p text:style-name="P13">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4">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5">This is in the context of the following OpenLCB Standards:</text:p>
      <text:list xml:id="list3173583228643562981" text:style-name="L3">
        <text:list-item>
          <text:p text:style-name="P35">The <text:span text:style-name="T5">OpenLCB </text:span>Message Network Standard, w<text:span text:style-name="T6">hich defines the basic messages and how they interact, </text:span><text:span text:style-name="T7">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36"><text:span text:style-name="T7">T</text:span><text:span text:style-name="T6">he OpenLCB </text:span><text:span text:style-name="T8">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8">the same information as the Simple Node Information Protocol via the Memory Configuration Protocol.</text:span></text:p>
        </text:list-item>
      </text:list>
      <text:h text:style-name="P28" text:outline-level="1"><text:span text:style-name="T9">Message Formats</text:span> (Normative)</text:h>
      <text:h text:style-name="P3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10">Simple Node Information Request</text:p>
          </table:table-cell>
          <table:table-cell table:style-name="Table2.A2" office:value-type="string">
            <text:p text:style-name="P9">N</text:p>
          </table:table-cell>
          <table:table-cell table:style-name="Table2.A2" office:value-type="string">
            <text:p text:style-name="P11">Y</text:p>
          </table:table-cell>
          <table:table-cell table:style-name="Table2.A2" office:value-type="string">
            <text:p text:style-name="P9">N</text:p>
          </table:table-cell>
          <table:table-cell table:style-name="Table2.A2" office:value-type="string">
            <text:p text:style-name="P9">0x0<text:span text:style-name="T9">DE8</text:span></text:p>
          </table:table-cell>
          <table:table-cell table:style-name="Table2.F2" office:value-type="string">
            <text:p text:style-name="P12">none</text:p>
          </table:table-cell>
        </table:table-row>
      </table:table>
      <text:p text:style-name="P16"/>
      <text:p text:style-name="P17">This message requests the destination node to send the Simple Node Information data to the source node.</text:p>
      <text:h text:style-name="P3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P10">Simple Node Information Reply</text:p>
          </table:table-cell>
          <table:table-cell table:style-name="Table3.A2" office:value-type="string">
            <text:p text:style-name="P9">N</text:p>
          </table:table-cell>
          <table:table-cell table:style-name="Table3.A2" office:value-type="string">
            <text:p text:style-name="P11">Y</text:p>
          </table:table-cell>
          <table:table-cell table:style-name="Table3.A2" office:value-type="string">
            <text:p text:style-name="P9">N</text:p>
          </table:table-cell>
          <table:table-cell table:style-name="Table3.A2" office:value-type="string">
            <text:p text:style-name="P9">0x0<text:span text:style-name="T9">A08</text:span></text:p>
          </table:table-cell>
          <table:table-cell table:style-name="Table3.F2" office:value-type="string">
            <text:p text:style-name="P11">payload bytes</text:p>
          </table:table-cell>
        </table:table-row>
      </table:table>
      <text:p text:style-name="P16"/>
      <text:p text:style-name="P17">This reply carries the Simple Node Information payload from the target node to the requesting node.</text:p>
      <text:p text:style-name="P18"/>
      <text:h text:style-name="P28" text:outline-level="1"><text:bookmark-start text:name="__RefHeading__15669_44339546"/><text:span text:style-name="T9">Payload Format</text:span> (Normative)<text:bookmark-end text:name="__RefHeading__15669_44339546"/></text:h>
      <text:h text:style-name="Heading_20_2" text:outline-level="2"><text:bookmark-start text:name="__RefHeading__15765_44339546"/>Format<text:bookmark-end text:name="__RefHeading__15765_44339546"/></text:h>
      <text:p text:style-name="P19">The reply payload is a sequence of bytes which is a concatenation of the following entries without any separator. The entries are of fixed or variable length.</text:p>
      <text:list xml:id="list1452792847057512469" text:style-name="L4">
        <text:list-item>
          <text:p text:style-name="P37">The byte <text:span text:style-name="T11">0x0</text:span>1 <text:span text:style-name="T12">or 0x04 </text:span>to indicate the version of the following content</text:p>
        </text:list-item>
        <text:list-item>
          <text:p text:style-name="P37">A null-terminated string for manufacturer name of no more than 41 bytes including terminating null.</text:p>
        </text:list-item>
        <text:list-item>
          <text:p text:style-name="P37">A null-terminated string for node model name of no more than 41 bytes including terminating null.</text:p>
        </text:list-item>
        <text:list-item>
          <text:p text:style-name="P37">A null-terminated string for node hardware version of no more than 21 bytes including terminating null.</text:p>
        </text:list-item>
        <text:list-item>
          <text:p text:style-name="P37">A null-terminated string for node software version of no more than 21 bytes including terminating null.</text:p>
        </text:list-item>
        <text:list-item>
          <text:p text:style-name="P37"><text:soft-page-break/>The byte <text:span text:style-name="T11">0x0</text:span>1 <text:span text:style-name="T12">or 0x02 </text:span>to indicate the version of the following content</text:p>
        </text:list-item>
        <text:list-item>
          <text:p text:style-name="P37">A null-terminated string for user-provided node name of no more than 63 bytes including terminating null.</text:p>
        </text:list-item>
        <text:list-item>
          <text:p text:style-name="P38">A null-terminated string for user-provided node description of no more than 64 bytes including terminating null.</text:p>
        </text:list-item>
      </text:list>
      <text:h text:style-name="P33" text:outline-level="2">Versioning</text:h>
      <text:p text:style-name="P25">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5">Nodes must therefore accept data with either 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29" text:outline-level="1">Interactions (Normative)</text:h>
      <text:h text:style-name="Heading_20_2" text:outline-level="2">Discovery</text:h>
      <text:p text:style-name="P19">If a node supports the Simple Node Information Protocol, then <text:span text:style-name="T10">the node</text:span> must indicate <text:span text:style-name="T10">so</text:span> in the Protocol Support Reply message as defined by the OpenLCB Message Network Standard.</text:p>
      <text:h text:style-name="P34" text:outline-level="2">Request and reply</text:h>
      <text:p text:style-name="P21">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2">Section</text:span> <text:a xlink:type="simple" xlink:href="#5.1.Format|outline"><text:span text:style-name="T12">#</text:span></text:a><text:a xlink:type="simple" xlink:href="#5.1.Format|outline"><text:span text:style-name="T12"><text:bookmark-ref text:reference-format="number-all-superior" text:ref-name="__RefHeading__15765_44339546">5.1</text:bookmark-ref></text:span></text:a><text:a xlink:type="simple" xlink:href="#5.1.Format|outline"><text:span text:style-name="T12"> Format</text:span></text:a><text:span text:style-name="T12">.</text:span></text:p>
      <text:p text:style-name="P20">Nodes implementing the Simple Node Information Protocol should prefer sending the reply in one message in multiple parts (frames) instead of sending multiple messages. Nodes requesting must be able to process replies arriving in one or more messages, each having single or multiple parts (frames).</text:p>
      <text:p text:style-name="P20">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20">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30" text:outline-level="1">CAN Adaptation (Normative)</text:h>
      <text:p text:style-name="P23">There are no specific provisions for CAN transport. <text:span text:style-name="T11">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span></text:p>
      <text:p text:style-name="P22"><text:soft-page-break/></text:p>
      <text:h text:style-name="Heading_20_1" text:outline-level="1">(<text:span text:style-name="T11">TODO list</text:span>)</text:h>
      <text:p text:style-name="P24">Need versioning support. <text:s/>Using the version number (by parts) to indicate the number of strings in that part would do it.</text:p>
      <text:p text:style-name="Standard">Count version 1 and version 4 as the same, but require new nodes to send version 4. <text:s/>Version number doubles as string count. <text: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Message Formats (Normative)<text:tab/>2</text:p>
          <text:p text:style-name="P26"><text:s/>4.1 Simple Node Information Request<text:tab/>2</text:p>
          <text:p text:style-name="P26"><text:s/>4.2 Simple Node Information Reply<text:tab/>2</text:p>
          <text:p text:style-name="P27"><text:s/>5 Payload Format (Normative)<text:tab/>2</text:p>
          <text:p text:style-name="P26"><text:s/>5.1 Format<text:tab/>2</text:p>
          <text:p text:style-name="P26"><text:s/>5.2 Versioning<text:tab/>3</text:p>
          <text:p text:style-name="P27"><text:s/>6 Interactions (Normative)<text:tab/>3</text:p>
          <text:p text:style-name="P26"><text:s/>6.1 Discovery<text:tab/>3</text:p>
          <text:p text:style-name="P26"><text:s/>6.2 Request and reply<text:tab/>3</text:p>
          <text:p text:style-name="P26"><text:s/>6.3 Stability<text:tab/>3</text:p>
          <text:p text:style-name="P27"><text:s/>7 CAN Adaptation (Normative)<text:tab/>4</text:p>
          <text:p text:style-name="P27"><text:s/>8 (TODO list)<text:tab/>4</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8d6c9"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Standard</text:p>
      </style:header>
      <style:footer>
        <text:tracked-changes>
          <text:changed-region xml:id="ct93479360" text:id="ct93479360">
            <text:insertion>
              <office:change-info>
                <dc:creator>Bob Jacobsen</dc:creator>
                <dc:date>2012-03-27T10:08:00</dc:date>
              </office:change-info>
            </text:insertion>
          </text:changed-region>
          <text:changed-region xml:id="ct93479648" text:id="ct93479648">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93479360"/><text:span text:style-name="Page_20_Number"><text:span text:style-name="MT2">2</text:span></text:span><text:change-end text:change-id="ct93479360"/><text:change text:change-id="ct934796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19:53:37.673774203">Feb 8, 2015</text:date></text:span></text:span></text:p>
      </style:footer>
    </style:master-page>
    <style:master-page style:name="First_20_Page" style:display-name="First Page" style:page-layout-name="Mpm2" style:next-style-name="Standard">
      <style:header>
        <text:tracked-changes>
          <text:changed-region xml:id="ct444067008" text:id="ct444067008">
            <text:insertion>
              <office:change-info>
                <dc:creator>Bob Jacobsen</dc:creator>
                <dc:date>2012-06-08T15:20:00</dc:date>
              </office:change-info>
            </text:insertion>
          </text:changed-region>
          <text:changed-region xml:id="ct444067200" text:id="ct444067200">
            <text:deletion>
              <office:change-info>
                <dc:creator>Bob Jacobsen</dc:creator>
                <dc:date>2012-06-08T15:20: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4067008"/>Simple Node Information Protocol<text:change-end text:change-id="ct444067008"/><text:change text:change-id="ct44406720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9:53:37.678744881">Feb 8, 2015</text:date></text:p>
            </table:table-cell>
            <table:table-cell table:style-name="Table1.C1" office:value-type="string">
              <text:p text:style-name="MP7">Preliminary</text:p>
            </table:table-cell>
          </table:table-row>
        </table:table>
        <text:p text:style-name="Header"/>
      </style:header>
      <style:footer>
        <text:tracked-changes>
          <text:changed-region xml:id="ct395704192" text:id="ct395704192">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428603392" text:id="ct428603392">
            <text:insertion>
              <office:change-info>
                <dc:creator>Bob Jacobsen</dc:creator>
                <dc:date>2012-03-27T10:09:00</dc:date>
              </office:change-info>
            </text:insertion>
          </text:changed-region>
          <text:changed-region xml:id="ct273330256" text:id="ct273330256">
            <text:insertion>
              <office:change-info>
                <dc:creator>Bob Jacobsen</dc:creator>
                <dc:date>2012-03-27T10:08:00</dc:date>
              </office:change-info>
            </text:insertion>
          </text:changed-region>
          <text:changed-region xml:id="ct273330448" text:id="ct273330448">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395704192"/><text:change-start text:change-id="ct428603392"/><text:span text:style-name="Page_20_Number"><text:span text:style-name="MT2">2</text:span></text:span><text:change-end text:change-id="ct428603392"/><text:span text:style-name="Page_20_Number"><text:span text:style-name="MT2">01</text:span></text:span><text:change-start text:change-id="ct273330256"/><text:span text:style-name="Page_20_Number"><text:span text:style-name="MT2">2</text:span></text:span><text:change-end text:change-id="ct273330256"/><text:change text:change-id="ct273330448"/><text:span text:style-name="Page_20_Number"><text:span text:style-name="MT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2"><text:date style:data-style-name="N75" text:date-value="2015-02-08T19:53:37.681143153">Feb 8, 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84</meta:editing-cycles>
    <meta:editing-duration>PT12H48M14S</meta:editing-duration>
    <meta:generator>LibreOffice/4.2.7.2$Linux_X86_64 LibreOffice_project/420m0$Build-2</meta:generator>
    <dc:date>2015-02-08T19:53:37.594347234</dc:date>
    <dc:creator>Balazs Racz</dc:creator>
    <meta:document-statistic meta:table-count="3" meta:image-count="1" meta:object-count="0" meta:page-count="4" meta:paragraph-count="93" meta:word-count="1087" meta:character-count="6745" meta:non-whitespace-character-count="5727"/>
    <meta:user-defined meta:name="Info 1"/>
    <meta:user-defined meta:name="Info 2"/>
    <meta:user-defined meta:name="Info 3"/>
    <meta:user-defined meta:name="Info 4"/>
  </office:meta>
</office:document-meta>
</file>